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style:line-height-at-least="0.529cm" fo:text-align="start" style:justify-single-word="false" fo:orphans="2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50fe5654-f33f-ac49-0c6e-852fa08b9ce3"/>The architecture is divided in the following tiers:</text:p>
      <text:list xml:id="list1634319629" text:style-name="L1">
        <text:list-item>
          <text:p text:style-name="P2">Client tier: it is the interface of the application, executable as a website on a browser or a graphical interface on a mobile device</text:p>
        </text:list-item>
        <text:list-item>
          <text:p text:style-name="P2">Application tier: it contains the core of the application with all the running components</text:p>
        </text:list-item>
        <text:list-item>
          <text:p text:style-name="P2">Database tier: it contains the DBMS with the persistent data. It is accessible only by the application tier.</text:p>
        </text:list-item>
      </text:list>
      <text:p text:style-name="Text_20_body"><text:lin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3:56:02.766000000</meta:creation-date>
    <dc:date>2017-11-25T13:56:13.903000000</dc:date>
    <meta:editing-duration>PT11S</meta:editing-duration>
    <meta:editing-cycles>1</meta:editing-cycles>
    <meta:document-statistic meta:table-count="0" meta:image-count="0" meta:object-count="0" meta:page-count="1" meta:paragraph-count="5" meta:word-count="67" meta:character-count="385" meta:non-whitespace-character-count="324"/>
    <meta:generator>LibreOffice/5.4.1.2$Windows_x86 LibreOffice_project/ea7cb86e6eeb2bf3a5af73a8f7777ac570321527</meta:generator>
  </office:meta>
</office:document-meta>
</file>